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ample document</text:p>
      <text:p text:style-name="Text_20_body">Example text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an Barta</meta:initial-creator>
    <meta:creation-date>2014-06-18T13:15:04.372571177</meta:creation-date>
    <dc:date>2014-06-18T13:15:32.382918547</dc:date>
    <dc:creator>Milan Barta</dc:creator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32" meta:non-whitespace-character-count="29"/>
    <meta:generator>LibreOffice/4.1.4.2$Linux_X86_64 LibreOffice_project/410$Build-2</meta:generator>
  </office:meta>
</office:document-meta>
</file>